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1.919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3.501cm"/>
    </style:style>
    <style:style style:name="co7" style:family="table-column">
      <style:table-column-properties fo:break-before="auto" style:column-width="3.612cm"/>
    </style:style>
    <style:style style:name="co8" style:family="table-column">
      <style:table-column-properties fo:break-before="auto" style:column-width="3.11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map style:condition="cell-content()&lt;=0.025" style:apply-style-name="Sans_20_nom2" style:base-cell-address="Feuille1.F2"/>
      <style:map style:condition="cell-content()&lt;=0.05" style:apply-style-name="Sans_20_nom1" style:base-cell-address="Feuille1.F2"/>
    </style:style>
    <style:style style:name="ce3" style:family="table-cell" style:parent-style-name="Default">
      <style:map style:condition="cell-content-is-between(0.05,0.95)" style:apply-style-name="Sans_20_nom1" style:base-cell-address="Feuille1.I38"/>
      <style:map style:condition="cell-content-is-between(0.025,0.975)" style:apply-style-name="Sans_20_nom2" style:base-cell-address="Feuille1.I38"/>
    </style:style>
    <style:style style:name="ce4" style:family="table-cell" style:parent-style-name="Default">
      <style:table-cell-properties fo:background-color="transparent"/>
      <style:map style:condition="cell-content-is-between(0.05,0.95)" style:apply-style-name="Sans_20_nom1" style:base-cell-address="Feuille1.I38"/>
      <style:map style:condition="cell-content-is-between(0.025,0.975)" style:apply-style-name="Sans_20_nom2" style:base-cell-address="Feuille1.I38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Default"/>
        <table:table-row table:style-name="ro1">
          <table:table-cell office:value-type="string">
            <text:p>station_pair</text:p>
          </table:table-cell>
          <table:table-cell office:value-type="string">
            <text:p>precipitation</text:p>
          </table:table-cell>
          <table:table-cell office:value-type="string">
            <text:p>precip_kw</text:p>
          </table:table-cell>
          <table:table-cell office:value-type="string">
            <text:p>pair_type</text:p>
          </table:table-cell>
          <table:table-cell table:style-name="Default" office:value-type="string">
            <text:p>Pmc_npctc</text:p>
          </table:table-cell>
          <table:table-cell table:style-name="Default" office:value-type="string">
            <text:p>Pmc_pfcorr_lgpdctc</text:p>
          </table:table-cell>
          <table:table-cell table:style-name="Default" office:value-type="string">
            <text:p>Pmc_constr_lgpdctc</text:p>
          </table:table-cell>
          <table:table-cell table:style-name="Default" office:value-type="string">
            <text:p>Pmc_exp_gpdctc</text:p>
          </table:table-cell>
          <table:table-cell office:value-type="string">
            <text:p>shape_H.shape</text:p>
          </table:table-cell>
          <table:table-cell office:value-type="string">
            <text:p>se_shape_H.shape</text:p>
          </table:table-cell>
          <table:table-cell office:value-type="string">
            <text:p>F1_scale1_unconstr</text:p>
          </table:table-cell>
          <table:table-cell office:value-type="string">
            <text:p>se_F1_scale1_unconstr</text:p>
          </table:table-cell>
          <table:table-cell office:value-type="string">
            <text:p>F2_scale1_unconstr</text:p>
          </table:table-cell>
          <table:table-cell office:value-type="string">
            <text:p>se_F2_scale1_unconstr</text:p>
          </table:table-cell>
          <table:table-cell office:value-type="string">
            <text:p>n_obs</text:p>
          </table:table-cell>
          <table:table-cell office:value-type="string">
            <text:p>k</text:p>
          </table:table-cell>
          <table:table-cell office:value-type="string">
            <text:p>n_obs_h</text:p>
          </table:table-cell>
          <table:table-cell office:value-type="string">
            <text:p>k_h</text:p>
          </table:table-cell>
          <table:table-cell table:number-columns-repeated="1006"/>
        </table:table-row>
        <table:table-row table:style-name="ro2">
          <table:table-cell office:value-type="string">
            <text:p>43-62</text:p>
          </table:table-cell>
          <table:table-cell office:value-type="string">
            <text:p>INT-LTB-BRZ-MER</text:p>
          </table:table-cell>
          <table:table-cell office:value-type="string">
            <text:p>-loc</text:p>
          </table:table-cell>
          <table:table-cell office:value-type="string">
            <text:p>causal</text:p>
          </table:table-cell>
          <table:table-cell table:style-name="ce2" office:value-type="float" office:value="0.0080991900809919">
            <text:p>0.0080991901</text:p>
          </table:table-cell>
          <table:table-cell table:style-name="ce2" office:value-type="float" office:value="0.007999200079992">
            <text:p>0.0079992001</text:p>
          </table:table-cell>
          <table:table-cell table:style-name="ce2" office:value-type="float" office:value="0.0074992500749925">
            <text:p>0.0074992501</text:p>
          </table:table-cell>
          <table:table-cell table:style-name="ce2" office:value-type="float" office:value="0.0080991900809919">
            <text:p>0.0080991901</text:p>
          </table:table-cell>
          <table:table-cell office:value-type="float" office:value="0.0566669336977868">
            <text:p>0.0566669337</text:p>
          </table:table-cell>
          <table:table-cell office:value-type="float" office:value="0.0282021799262093">
            <text:p>0.0282021799</text:p>
          </table:table-cell>
          <table:table-cell office:value-type="float" office:value="0.884200946770792">
            <text:p>0.8842009468</text:p>
          </table:table-cell>
          <table:table-cell office:value-type="float" office:value="0.258497421804382">
            <text:p>0.2584974218</text:p>
          </table:table-cell>
          <table:table-cell office:value-type="float" office:value="1.90669454532363">
            <text:p>1.9066945453</text:p>
          </table:table-cell>
          <table:table-cell office:value-type="float" office:value="1.25958012339918">
            <text:p>1.2595801234</text:p>
          </table:table-cell>
          <table:table-cell office:value-type="float" office:value="8464">
            <text:p>8464</text:p>
          </table:table-cell>
          <table:table-cell office:value-type="float" office:value="55.5">
            <text:p>55.5</text:p>
          </table:table-cell>
          <table:table-cell office:value-type="float" office:value="7807">
            <text:p>7807</text:p>
          </table:table-cell>
          <table:table-cell office:value-type="float" office:value="54">
            <text:p>54</text:p>
          </table:table-cell>
          <table:table-cell table:number-columns-repeated="1006"/>
        </table:table-row>
        <table:table-row table:style-name="ro2">
          <table:table-cell office:value-type="string">
            <text:p>42-63</text:p>
          </table:table-cell>
          <table:table-cell office:value-type="string">
            <text:p>ENT-FLU-EIT-LUZ</text:p>
          </table:table-cell>
          <table:table-cell office:value-type="string">
            <text:p>-loc</text:p>
          </table:table-cell>
          <table:table-cell office:value-type="string">
            <text:p>causal</text:p>
          </table:table-cell>
          <table:table-cell table:style-name="ce2" office:value-type="float" office:value="0.027997200279972">
            <text:p>0.0279972003</text:p>
          </table:table-cell>
          <table:table-cell table:style-name="ce2" office:value-type="float" office:value="0.0211978802119788">
            <text:p>0.0211978802</text:p>
          </table:table-cell>
          <table:table-cell table:style-name="ce2" office:value-type="float" office:value="0.0245975402459754">
            <text:p>0.0245975402</text:p>
          </table:table-cell>
          <table:table-cell table:style-name="ce2" office:value-type="float" office:value="0.0351964803519648">
            <text:p>0.0351964804</text:p>
          </table:table-cell>
          <table:table-cell office:value-type="float" office:value="0.0601108522766821">
            <text:p>0.0601108523</text:p>
          </table:table-cell>
          <table:table-cell office:value-type="float" office:value="0.0283423423659475">
            <text:p>0.0283423424</text:p>
          </table:table-cell>
          <table:table-cell office:value-type="float" office:value="6.48785438481673">
            <text:p>6.4878543848</text:p>
          </table:table-cell>
          <table:table-cell office:value-type="float" office:value="1.08941596907472">
            <text:p>1.0894159691</text:p>
          </table:table-cell>
          <table:table-cell office:value-type="float" office:value="8.60264100905934">
            <text:p>8.6026410091</text:p>
          </table:table-cell>
          <table:table-cell office:value-type="float" office:value="2.24372455006413">
            <text:p>2.2437245501</text:p>
          </table:table-cell>
          <table:table-cell office:value-type="float" office:value="5704">
            <text:p>5704</text:p>
          </table:table-cell>
          <table:table-cell office:value-type="float" office:value="46.5">
            <text:p>46.5</text:p>
          </table:table-cell>
          <table:table-cell office:value-type="float" office:value="5689">
            <text:p>5689</text:p>
          </table:table-cell>
          <table:table-cell office:value-type="float" office:value="46.5">
            <text:p>46.5</text:p>
          </table:table-cell>
          <table:table-cell table:number-columns-repeated="1006"/>
        </table:table-row>
        <table:table-row table:style-name="ro2">
          <table:table-cell office:value-type="string">
            <text:p>36-63</text:p>
          </table:table-cell>
          <table:table-cell office:value-type="string">
            <text:p>ENT-FLU-EIT-LUZ</text:p>
          </table:table-cell>
          <table:table-cell office:value-type="string">
            <text:p>-loc</text:p>
          </table:table-cell>
          <table:table-cell office:value-type="string">
            <text:p>causal</text:p>
          </table:table-cell>
          <table:table-cell table:style-name="ce2" office:value-type="float" office:value="0.0274972502749725">
            <text:p>0.0274972503</text:p>
          </table:table-cell>
          <table:table-cell table:style-name="ce2" office:value-type="float" office:value="0.0226977302269773">
            <text:p>0.0226977302</text:p>
          </table:table-cell>
          <table:table-cell table:style-name="ce2" office:value-type="float" office:value="0.0198980101989801">
            <text:p>0.0198980102</text:p>
          </table:table-cell>
          <table:table-cell table:style-name="ce2" office:value-type="float" office:value="0.0295970402959704">
            <text:p>0.0295970403</text:p>
          </table:table-cell>
          <table:table-cell office:value-type="float" office:value="0.0601108522766821">
            <text:p>0.0601108523</text:p>
          </table:table-cell>
          <table:table-cell office:value-type="float" office:value="0.0283423423659475">
            <text:p>0.0283423424</text:p>
          </table:table-cell>
          <table:table-cell office:value-type="float" office:value="5.02764104399713">
            <text:p>5.027641044</text:p>
          </table:table-cell>
          <table:table-cell office:value-type="float" office:value="1.05133361167795">
            <text:p>1.0513336117</text:p>
          </table:table-cell>
          <table:table-cell office:value-type="float" office:value="7.25325936467245">
            <text:p>7.2532593647</text:p>
          </table:table-cell>
          <table:table-cell office:value-type="float" office:value="2.79535934926761">
            <text:p>2.7953593493</text:p>
          </table:table-cell>
          <table:table-cell office:value-type="float" office:value="2668">
            <text:p>2668</text:p>
          </table:table-cell>
          <table:table-cell office:value-type="float" office:value="34.5">
            <text:p>34.5</text:p>
          </table:table-cell>
          <table:table-cell office:value-type="float" office:value="2653">
            <text:p>2653</text:p>
          </table:table-cell>
          <table:table-cell office:value-type="float" office:value="34.5">
            <text:p>34.5</text:p>
          </table:table-cell>
          <table:table-cell table:number-columns-repeated="1006"/>
        </table:table-row>
        <table:table-row table:style-name="ro2">
          <table:table-cell office:value-type="string">
            <text:p>24-61</text:p>
          </table:table-cell>
          <table:table-cell office:value-type="string">
            <text:p>ZWE-BOT-WIS-THU</text:p>
          </table:table-cell>
          <table:table-cell office:value-type="string">
            <text:p>-loc</text:p>
          </table:table-cell>
          <table:table-cell office:value-type="string">
            <text:p>causal</text:p>
          </table:table-cell>
          <table:table-cell table:style-name="ce2" office:value-type="float" office:value="0.0555944405559444">
            <text:p>0.0555944406</text:p>
          </table:table-cell>
          <table:table-cell table:style-name="ce2" office:value-type="float" office:value="0.0074992500749925">
            <text:p>0.0074992501</text:p>
          </table:table-cell>
          <table:table-cell table:style-name="ce2" office:value-type="float" office:value="0.0053994600539946">
            <text:p>0.0053994601</text:p>
          </table:table-cell>
          <table:table-cell table:style-name="ce2" office:value-type="float" office:value="0.003999600039996">
            <text:p>0.0039996</text:p>
          </table:table-cell>
          <table:table-cell office:value-type="float" office:value="-0.0146015690382644">
            <text:p>-0.014601569</text:p>
          </table:table-cell>
          <table:table-cell office:value-type="float" office:value="0.02445048702654">
            <text:p>0.024450487</text:p>
          </table:table-cell>
          <table:table-cell office:value-type="float" office:value="3.41576409549384">
            <text:p>3.4157640955</text:p>
          </table:table-cell>
          <table:table-cell office:value-type="float" office:value="1.15084974403454">
            <text:p>1.150849744</text:p>
          </table:table-cell>
          <table:table-cell office:value-type="float" office:value="-2.3350882618247">
            <text:p>-2.3350882618</text:p>
          </table:table-cell>
          <table:table-cell office:value-type="float" office:value="2.41415378173332">
            <text:p>2.4141537817</text:p>
          </table:table-cell>
          <table:table-cell office:value-type="float" office:value="2668">
            <text:p>2668</text:p>
          </table:table-cell>
          <table:table-cell office:value-type="float" office:value="34.5">
            <text:p>34.5</text:p>
          </table:table-cell>
          <table:table-cell office:value-type="float" office:value="2668">
            <text:p>2668</text:p>
          </table:table-cell>
          <table:table-cell office:value-type="float" office:value="34.5">
            <text:p>34.5</text:p>
          </table:table-cell>
          <table:table-cell table:number-columns-repeated="1006"/>
        </table:table-row>
        <table:table-row table:style-name="ro2">
          <table:table-cell office:value-type="string">
            <text:p>44-61</text:p>
          </table:table-cell>
          <table:table-cell office:value-type="string">
            <text:p>FRU-KIE-ABO-KAS-THU</text:p>
          </table:table-cell>
          <table:table-cell office:value-type="string">
            <text:p>-loc</text:p>
          </table:table-cell>
          <table:table-cell office:value-type="string">
            <text:p>causal</text:p>
          </table:table-cell>
          <table:table-cell table:style-name="ce2" office:value-type="float" office:value="0.0104989501049895">
            <text:p>0.0104989501</text:p>
          </table:table-cell>
          <table:table-cell table:style-name="ce2" office:value-type="float" office:value="0.0044995500449955">
            <text:p>0.00449955</text:p>
          </table:table-cell>
          <table:table-cell table:style-name="ce2" office:value-type="float" office:value="0.0045995400459954">
            <text:p>0.00459954</text:p>
          </table:table-cell>
          <table:table-cell table:style-name="ce2" office:value-type="float" office:value="0.0065993400659934">
            <text:p>0.0065993401</text:p>
          </table:table-cell>
          <table:table-cell office:value-type="float" office:value="0.0127824623608656">
            <text:p>0.0127824624</text:p>
          </table:table-cell>
          <table:table-cell office:value-type="float" office:value="0.0248386313628934">
            <text:p>0.0248386314</text:p>
          </table:table-cell>
          <table:table-cell office:value-type="float" office:value="1.8939044268546">
            <text:p>1.8939044269</text:p>
          </table:table-cell>
          <table:table-cell office:value-type="float" office:value="0.719157151537838">
            <text:p>0.7191571515</text:p>
          </table:table-cell>
          <table:table-cell office:value-type="float" office:value="-1.21003405653888">
            <text:p>-1.2100340565</text:p>
          </table:table-cell>
          <table:table-cell office:value-type="float" office:value="1.96580946975976">
            <text:p>1.9658094698</text:p>
          </table:table-cell>
          <table:table-cell office:value-type="float" office:value="2944">
            <text:p>2944</text:p>
          </table:table-cell>
          <table:table-cell office:value-type="float" office:value="36">
            <text:p>36</text:p>
          </table:table-cell>
          <table:table-cell office:value-type="float" office:value="2944">
            <text:p>2944</text:p>
          </table:table-cell>
          <table:table-cell office:value-type="float" office:value="36">
            <text:p>36</text:p>
          </table:table-cell>
          <table:table-cell table:number-columns-repeated="1006"/>
        </table:table-row>
        <table:table-row table:style-name="ro2">
          <table:table-cell office:value-type="string">
            <text:p>22-38</text:p>
          </table:table-cell>
          <table:table-cell office:value-type="string">
            <text:p>LAG</text:p>
          </table:table-cell>
          <table:table-cell office:value-type="string">
            <text:p>-loc</text:p>
          </table:table-cell>
          <table:table-cell office:value-type="string">
            <text:p>causal</text:p>
          </table:table-cell>
          <table:table-cell table:style-name="ce2" office:value-type="float" office:value="0.58024197580242">
            <text:p>0.5802419758</text:p>
          </table:table-cell>
          <table:table-cell table:style-name="ce2" office:value-type="float" office:value="0.402859714028597">
            <text:p>0.402859714</text:p>
          </table:table-cell>
          <table:table-cell table:style-name="ce2" office:value-type="float" office:value="0.397660233976602">
            <text:p>0.397660234</text:p>
          </table:table-cell>
          <table:table-cell table:style-name="ce2" office:value-type="float" office:value="0.330566943305669">
            <text:p>0.3305669433</text:p>
          </table:table-cell>
          <table:table-cell office:value-type="float" office:value="0.0659749896152074">
            <text:p>0.0659749896</text:p>
          </table:table-cell>
          <table:table-cell office:value-type="float" office:value="0.028148212674863">
            <text:p>0.0281482127</text:p>
          </table:table-cell>
          <table:table-cell office:value-type="float" office:value="3.42589206797642">
            <text:p>3.425892068</text:p>
          </table:table-cell>
          <table:table-cell office:value-type="float" office:value="0.844766144321331">
            <text:p>0.8447661443</text:p>
          </table:table-cell>
          <table:table-cell office:value-type="float" office:value="8.0009504840108">
            <text:p>8.000950484</text:p>
          </table:table-cell>
          <table:table-cell office:value-type="float" office:value="1.96058857563275">
            <text:p>1.9605885756</text:p>
          </table:table-cell>
          <table:table-cell office:value-type="float" office:value="2024">
            <text:p>2024</text:p>
          </table:table-cell>
          <table:table-cell office:value-type="float" office:value="31.5">
            <text:p>31.5</text:p>
          </table:table-cell>
          <table:table-cell office:value-type="float" office:value="2024">
            <text:p>2024</text:p>
          </table:table-cell>
          <table:table-cell office:value-type="float" office:value="31.5">
            <text:p>31.5</text:p>
          </table:table-cell>
          <table:table-cell table:number-columns-repeated="1006"/>
        </table:table-row>
        <table:table-row table:style-name="ro2">
          <table:table-cell office:value-type="string">
            <text:p>22-35</text:p>
          </table:table-cell>
          <table:table-cell office:value-type="string">
            <text:p>LAG-WIE-AIE-BUD-WIE-AIE-BUD</text:p>
          </table:table-cell>
          <table:table-cell office:value-type="string">
            <text:p>-loc</text:p>
          </table:table-cell>
          <table:table-cell office:value-type="string">
            <text:p>causal</text:p>
          </table:table-cell>
          <table:table-cell table:style-name="ce2" office:value-type="float" office:value="0.217778222177782">
            <text:p>0.2177782222</text:p>
          </table:table-cell>
          <table:table-cell table:style-name="ce2" office:value-type="float" office:value="0.173082691730827">
            <text:p>0.1730826917</text:p>
          </table:table-cell>
          <table:table-cell table:style-name="ce2" office:value-type="float" office:value="0.174582541745825">
            <text:p>0.1745825417</text:p>
          </table:table-cell>
          <table:table-cell table:style-name="ce2" office:value-type="float" office:value="0.0971902809719028">
            <text:p>0.097190281</text:p>
          </table:table-cell>
          <table:table-cell office:value-type="float" office:value="0.0295179206202171">
            <text:p>0.0295179206</text:p>
          </table:table-cell>
          <table:table-cell office:value-type="float" office:value="0.0261784699712317">
            <text:p>0.02617847</text:p>
          </table:table-cell>
          <table:table-cell office:value-type="float" office:value="3.42921705439304">
            <text:p>3.4292170544</text:p>
          </table:table-cell>
          <table:table-cell office:value-type="float" office:value="0.902369160960828">
            <text:p>0.902369161</text:p>
          </table:table-cell>
          <table:table-cell office:value-type="float" office:value="11.6661301489933">
            <text:p>11.666130149</text:p>
          </table:table-cell>
          <table:table-cell office:value-type="float" office:value="2.96158759116348">
            <text:p>2.9615875912</text:p>
          </table:table-cell>
          <table:table-cell office:value-type="float" office:value="2024">
            <text:p>2024</text:p>
          </table:table-cell>
          <table:table-cell office:value-type="float" office:value="31.5">
            <text:p>31.5</text:p>
          </table:table-cell>
          <table:table-cell office:value-type="float" office:value="2024">
            <text:p>2024</text:p>
          </table:table-cell>
          <table:table-cell office:value-type="float" office:value="31.5">
            <text:p>31.5</text:p>
          </table:table-cell>
          <table:table-cell table:number-columns-repeated="1006"/>
        </table:table-row>
        <table:table-row table:style-name="ro2">
          <table:table-cell office:value-type="string">
            <text:p>30-45</text:p>
          </table:table-cell>
          <table:table-cell office:value-type="string">
            <text:p>all</text:p>
          </table:table-cell>
          <table:table-cell office:value-type="string">
            <text:p>-all</text:p>
          </table:table-cell>
          <table:table-cell office:value-type="string">
            <text:p>non-causal</text:p>
          </table:table-cell>
          <table:table-cell office:value-type="float" office:value="0.557844215578442">
            <text:p>0.5578442156</text:p>
          </table:table-cell>
          <table:table-cell office:value-type="float" office:value="0.465853414658534">
            <text:p>0.4658534147</text:p>
          </table:table-cell>
          <table:table-cell office:value-type="float" office:value="0.466853314668533">
            <text:p>0.4668533147</text:p>
          </table:table-cell>
          <table:table-cell office:value-type="float" office:value="0.456154384561544">
            <text:p>0.4561543846</text:p>
          </table:table-cell>
          <table:table-cell office:value-type="float" office:value="0.00528396926817867">
            <text:p>0.0052839693</text:p>
          </table:table-cell>
          <table:table-cell office:value-type="float" office:value="0.0264295377706439">
            <text:p>0.0264295378</text:p>
          </table:table-cell>
          <table:table-cell office:value-type="float" office:value="1.01328764038916">
            <text:p>1.0132876404</text:p>
          </table:table-cell>
          <table:table-cell office:value-type="float" office:value="0.444454231176603">
            <text:p>0.4444542312</text:p>
          </table:table-cell>
          <table:table-cell office:value-type="float" office:value="0.886836373407979">
            <text:p>0.8868363734</text:p>
          </table:table-cell>
          <table:table-cell office:value-type="float" office:value="0.88909337957137">
            <text:p>0.8890933796</text:p>
          </table:table-cell>
          <table:table-cell office:value-type="float" office:value="8464">
            <text:p>8464</text:p>
          </table:table-cell>
          <table:table-cell office:value-type="float" office:value="55.5">
            <text:p>55.5</text:p>
          </table:table-cell>
          <table:table-cell office:value-type="float" office:value="6451">
            <text:p>6451</text:p>
          </table:table-cell>
          <table:table-cell office:value-type="float" office:value="49.5">
            <text:p>49.5</text:p>
          </table:table-cell>
          <table:table-cell table:number-columns-repeated="1006"/>
        </table:table-row>
        <table:table-row table:style-name="ro2">
          <table:table-cell office:value-type="string">
            <text:p>36-39</text:p>
          </table:table-cell>
          <table:table-cell office:value-type="string">
            <text:p>all</text:p>
          </table:table-cell>
          <table:table-cell office:value-type="string">
            <text:p>-all</text:p>
          </table:table-cell>
          <table:table-cell office:value-type="string">
            <text:p>non-causal</text:p>
          </table:table-cell>
          <table:table-cell office:value-type="float" office:value="0.796620337966203">
            <text:p>0.796620338</text:p>
          </table:table-cell>
          <table:table-cell office:value-type="float" office:value="0.699030096990301">
            <text:p>0.699030097</text:p>
          </table:table-cell>
          <table:table-cell office:value-type="float" office:value="0.698330166983302">
            <text:p>0.698330167</text:p>
          </table:table-cell>
          <table:table-cell office:value-type="float" office:value="0.687431256874313">
            <text:p>0.6874312569</text:p>
          </table:table-cell>
          <table:table-cell office:value-type="float" office:value="0.00528396926817867">
            <text:p>0.0052839693</text:p>
          </table:table-cell>
          <table:table-cell office:value-type="float" office:value="0.0264295377706439">
            <text:p>0.0264295378</text:p>
          </table:table-cell>
          <table:table-cell office:value-type="float" office:value="4.60591051479386">
            <text:p>4.6059105148</text:p>
          </table:table-cell>
          <table:table-cell office:value-type="float" office:value="1.1174864035398">
            <text:p>1.1174864035</text:p>
          </table:table-cell>
          <table:table-cell office:value-type="float" office:value="4.16890645400689">
            <text:p>4.168906454</text:p>
          </table:table-cell>
          <table:table-cell office:value-type="float" office:value="1.57199967635694">
            <text:p>1.5719996764</text:p>
          </table:table-cell>
          <table:table-cell office:value-type="float" office:value="2668">
            <text:p>2668</text:p>
          </table:table-cell>
          <table:table-cell office:value-type="float" office:value="34.5">
            <text:p>34.5</text:p>
          </table:table-cell>
          <table:table-cell office:value-type="float" office:value="2127">
            <text:p>2127</text:p>
          </table:table-cell>
          <table:table-cell office:value-type="float" office:value="31.5">
            <text:p>31.5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42-34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-all</text:p>
          </table:table-cell>
          <table:table-cell table:style-name="ce1" office:value-type="string">
            <text:p>non-causal</text:p>
          </table:table-cell>
          <table:table-cell table:style-name="ce4" office:value-type="float" office:value="0.226477352264774">
            <text:p>0.2264773523</text:p>
          </table:table-cell>
          <table:table-cell table:style-name="ce4" office:value-type="float" office:value="0.0422957704229577">
            <text:p>0.0422957704</text:p>
          </table:table-cell>
          <table:table-cell table:style-name="ce4" office:value-type="float" office:value="0.0408959104089591">
            <text:p>0.0408959104</text:p>
          </table:table-cell>
          <table:table-cell table:style-name="ce4" office:value-type="float" office:value="0.0996900309969003">
            <text:p>0.099690031</text:p>
          </table:table-cell>
          <table:table-cell office:value-type="float" office:value="0.00528396926817867">
            <text:p>0.0052839693</text:p>
          </table:table-cell>
          <table:table-cell office:value-type="float" office:value="0.0264295377706439">
            <text:p>0.0264295378</text:p>
          </table:table-cell>
          <table:table-cell office:value-type="float" office:value="5.96765390900382">
            <text:p>5.967653909</text:p>
          </table:table-cell>
          <table:table-cell office:value-type="float" office:value="1.15441431340394">
            <text:p>1.1544143134</text:p>
          </table:table-cell>
          <table:table-cell office:value-type="float" office:value="0.427407040598885">
            <text:p>0.4274070406</text:p>
          </table:table-cell>
          <table:table-cell office:value-type="float" office:value="0.314893573071285">
            <text:p>0.3148935731</text:p>
          </table:table-cell>
          <table:table-cell office:value-type="float" office:value="5704">
            <text:p>5704</text:p>
          </table:table-cell>
          <table:table-cell office:value-type="float" office:value="46.5">
            <text:p>46.5</text:p>
          </table:table-cell>
          <table:table-cell office:value-type="float" office:value="5133">
            <text:p>5133</text:p>
          </table:table-cell>
          <table:table-cell office:value-type="float" office:value="45">
            <text:p>45</text:p>
          </table:table-cell>
          <table:table-cell table:style-name="ce1" table:number-columns-repeated="1006"/>
        </table:table-row>
        <table:table-row table:style-name="ro2">
          <table:table-cell office:value-type="string">
            <text:p>42-34</text:p>
          </table:table-cell>
          <table:table-cell office:value-type="string">
            <text:p>LUZ-EIT-SRN-ENG</text:p>
          </table:table-cell>
          <table:table-cell office:value-type="string">
            <text:p>-loc</text:p>
          </table:table-cell>
          <table:table-cell office:value-type="string">
            <text:p>non-causal</text:p>
          </table:table-cell>
          <table:table-cell office:value-type="float" office:value="0.226477352264774">
            <text:p>0.2264773523</text:p>
          </table:table-cell>
          <table:table-cell office:value-type="float" office:value="0.13038696130387">
            <text:p>0.1303869613</text:p>
          </table:table-cell>
          <table:table-cell office:value-type="float" office:value="0.125087491250875">
            <text:p>0.1250874913</text:p>
          </table:table-cell>
          <table:table-cell office:value-type="float" office:value="0.112588741125887">
            <text:p>0.1125887411</text:p>
          </table:table-cell>
          <table:table-cell office:value-type="float" office:value="0.0543840826126245">
            <text:p>0.0543840826</text:p>
          </table:table-cell>
          <table:table-cell office:value-type="float" office:value="0.0275990456046446">
            <text:p>0.0275990456</text:p>
          </table:table-cell>
          <table:table-cell office:value-type="float" office:value="6.2882944671371">
            <text:p>6.2882944671</text:p>
          </table:table-cell>
          <table:table-cell office:value-type="float" office:value="1.07538761001109">
            <text:p>1.07538761</text:p>
          </table:table-cell>
          <table:table-cell office:value-type="float" office:value="0.655602380599404">
            <text:p>0.6556023806</text:p>
          </table:table-cell>
          <table:table-cell office:value-type="float" office:value="0.287570227989629">
            <text:p>0.287570228</text:p>
          </table:table-cell>
          <table:table-cell office:value-type="float" office:value="5704">
            <text:p>5704</text:p>
          </table:table-cell>
          <table:table-cell office:value-type="float" office:value="46.5">
            <text:p>46.5</text:p>
          </table:table-cell>
          <table:table-cell office:value-type="float" office:value="5704">
            <text:p>5704</text:p>
          </table:table-cell>
          <table:table-cell office:value-type="float" office:value="46.5">
            <text:p>46.5</text:p>
          </table:table-cell>
          <table:table-cell table:number-columns-repeated="1006"/>
        </table:table-row>
        <table:table-row table:style-name="ro2">
          <table:table-cell office:value-type="string">
            <text:p>32-33</text:p>
          </table:table-cell>
          <table:table-cell office:value-type="string">
            <text:p>all</text:p>
          </table:table-cell>
          <table:table-cell office:value-type="string">
            <text:p>-all</text:p>
          </table:table-cell>
          <table:table-cell office:value-type="string">
            <text:p>non-causal</text:p>
          </table:table-cell>
          <table:table-cell office:value-type="float" office:value="0.0098990100989901">
            <text:p>0.0098990101</text:p>
          </table:table-cell>
          <table:table-cell office:value-type="float" office:value="0.0096990300969903">
            <text:p>0.0096990301</text:p>
          </table:table-cell>
          <table:table-cell office:value-type="float" office:value="0.00999900009999">
            <text:p>0.0099990001</text:p>
          </table:table-cell>
          <table:table-cell office:value-type="float" office:value="0.0015998400159984">
            <text:p>0.00159984</text:p>
          </table:table-cell>
          <table:table-cell office:value-type="float" office:value="0.00528396926817867">
            <text:p>0.0052839693</text:p>
          </table:table-cell>
          <table:table-cell office:value-type="float" office:value="0.0264295377706439">
            <text:p>0.0264295378</text:p>
          </table:table-cell>
          <table:table-cell office:value-type="float" office:value="0.632594632329425">
            <text:p>0.6325946323</text:p>
          </table:table-cell>
          <table:table-cell office:value-type="float" office:value="0.415711772627923">
            <text:p>0.4157117726</text:p>
          </table:table-cell>
          <table:table-cell office:value-type="float" office:value="1.00129072060798">
            <text:p>1.0012907206</text:p>
          </table:table-cell>
          <table:table-cell office:value-type="float" office:value="0.332026757962982">
            <text:p>0.332026758</text:p>
          </table:table-cell>
          <table:table-cell office:value-type="float" office:value="5704">
            <text:p>5704</text:p>
          </table:table-cell>
          <table:table-cell office:value-type="float" office:value="46.5">
            <text:p>46.5</text:p>
          </table:table-cell>
          <table:table-cell office:value-type="float" office:value="5133">
            <text:p>5133</text:p>
          </table:table-cell>
          <table:table-cell office:value-type="float" office:value="45">
            <text:p>45</text:p>
          </table:table-cell>
          <table:table-cell table:number-columns-repeated="1006"/>
        </table:table-row>
        <table:table-row table:style-name="ro2">
          <table:table-cell office:value-type="string">
            <text:p>62-63</text:p>
          </table:table-cell>
          <table:table-cell office:value-type="string">
            <text:p>all</text:p>
          </table:table-cell>
          <table:table-cell office:value-type="string">
            <text:p>-all</text:p>
          </table:table-cell>
          <table:table-cell office:value-type="string">
            <text:p>non-causal</text:p>
          </table:table-cell>
          <table:table-cell office:value-type="float" office:value="0.101389861013899">
            <text:p>0.101389861</text:p>
          </table:table-cell>
          <table:table-cell office:value-type="float" office:value="0.488951104889511">
            <text:p>0.4889511049</text:p>
          </table:table-cell>
          <table:table-cell office:value-type="float" office:value="0.475352464753525">
            <text:p>0.4753524648</text:p>
          </table:table-cell>
          <table:table-cell office:value-type="float" office:value="0.2999700029997">
            <text:p>0.299970003</text:p>
          </table:table-cell>
          <table:table-cell office:value-type="float" office:value="0.00528396926817867">
            <text:p>0.0052839693</text:p>
          </table:table-cell>
          <table:table-cell office:value-type="float" office:value="0.0264295377706439">
            <text:p>0.0264295378</text:p>
          </table:table-cell>
          <table:table-cell office:value-type="float" office:value="1.08066753001166">
            <text:p>1.08066753</text:p>
          </table:table-cell>
          <table:table-cell office:value-type="float" office:value="1.41611978603303">
            <text:p>1.416119786</text:p>
          </table:table-cell>
          <table:table-cell office:value-type="float" office:value="7.67420232744236">
            <text:p>7.6742023274</text:p>
          </table:table-cell>
          <table:table-cell office:value-type="float" office:value="2.13327491879541">
            <text:p>2.1332749188</text:p>
          </table:table-cell>
          <table:table-cell office:value-type="float" office:value="8464">
            <text:p>8464</text:p>
          </table:table-cell>
          <table:table-cell office:value-type="float" office:value="55.5">
            <text:p>55.5</text:p>
          </table:table-cell>
          <table:table-cell office:value-type="float" office:value="6451">
            <text:p>6451</text:p>
          </table:table-cell>
          <table:table-cell office:value-type="float" office:value="49.5">
            <text:p>49.5</text:p>
          </table:table-cell>
          <table:table-cell table:number-columns-repeated="1006"/>
        </table:table-row>
        <table:table-row table:style-name="ro2">
          <table:table-cell office:value-type="string">
            <text:p>57-60</text:p>
          </table:table-cell>
          <table:table-cell office:value-type="string">
            <text:p>all</text:p>
          </table:table-cell>
          <table:table-cell office:value-type="string">
            <text:p>-all</text:p>
          </table:table-cell>
          <table:table-cell office:value-type="string">
            <text:p>non-causal</text:p>
          </table:table-cell>
          <table:table-cell office:value-type="float" office:value="0.992300769923008">
            <text:p>0.9923007699</text:p>
          </table:table-cell>
          <table:table-cell office:value-type="float" office:value="0.999300069993001">
            <text:p>0.99930007</text:p>
          </table:table-cell>
          <table:table-cell office:value-type="float" office:value="0.999100089991001">
            <text:p>0.99910009</text:p>
          </table:table-cell>
          <table:table-cell office:value-type="float" office:value="0.999000099990001">
            <text:p>0.9990001</text:p>
          </table:table-cell>
          <table:table-cell office:value-type="float" office:value="0.00528396926817867">
            <text:p>0.0052839693</text:p>
          </table:table-cell>
          <table:table-cell office:value-type="float" office:value="0.0264295377706439">
            <text:p>0.0264295378</text:p>
          </table:table-cell>
          <table:table-cell office:value-type="float" office:value="6.31009494006472">
            <text:p>6.3100949401</text:p>
          </table:table-cell>
          <table:table-cell office:value-type="float" office:value="3.70789113131146">
            <text:p>3.7078911313</text:p>
          </table:table-cell>
          <table:table-cell office:value-type="float" office:value="5.2283442628074">
            <text:p>5.2283442628</text:p>
          </table:table-cell>
          <table:table-cell office:value-type="float" office:value="1.81338921122803">
            <text:p>1.8133892112</text:p>
          </table:table-cell>
          <table:table-cell office:value-type="float" office:value="5704">
            <text:p>5704</text:p>
          </table:table-cell>
          <table:table-cell office:value-type="float" office:value="46.5">
            <text:p>46.5</text:p>
          </table:table-cell>
          <table:table-cell office:value-type="float" office:value="5133">
            <text:p>5133</text:p>
          </table:table-cell>
          <table:table-cell office:value-type="float" office:value="45">
            <text:p>45</text:p>
          </table:table-cell>
          <table:table-cell table:number-columns-repeated="1006"/>
        </table:table-row>
        <table:table-row table:style-name="ro2">
          <table:table-cell office:value-type="string">
            <text:p>13-14</text:p>
          </table:table-cell>
          <table:table-cell office:value-type="string">
            <text:p>all</text:p>
          </table:table-cell>
          <table:table-cell office:value-type="string">
            <text:p>-all</text:p>
          </table:table-cell>
          <table:table-cell office:value-type="string">
            <text:p>non-causal</text:p>
          </table:table-cell>
          <table:table-cell office:value-type="float" office:value="0.321567843215678">
            <text:p>0.3215678432</text:p>
          </table:table-cell>
          <table:table-cell office:value-type="float" office:value="0.559044095590441">
            <text:p>0.5590440956</text:p>
          </table:table-cell>
          <table:table-cell office:value-type="float" office:value="0.563943605639436">
            <text:p>0.5639436056</text:p>
          </table:table-cell>
          <table:table-cell office:value-type="float" office:value="0.533746625337466">
            <text:p>0.5337466253</text:p>
          </table:table-cell>
          <table:table-cell office:value-type="float" office:value="0.00528396926817867">
            <text:p>0.0052839693</text:p>
          </table:table-cell>
          <table:table-cell office:value-type="float" office:value="0.0264295377706439">
            <text:p>0.0264295378</text:p>
          </table:table-cell>
          <table:table-cell office:value-type="float" office:value="0.592554781701952">
            <text:p>0.5925547817</text:p>
          </table:table-cell>
          <table:table-cell office:value-type="float" office:value="0.160159617937864">
            <text:p>0.1601596179</text:p>
          </table:table-cell>
          <table:table-cell office:value-type="float" office:value="1.18506910426431">
            <text:p>1.1850691043</text:p>
          </table:table-cell>
          <table:table-cell office:value-type="float" office:value="0.279452208292773">
            <text:p>0.2794522083</text:p>
          </table:table-cell>
          <table:table-cell office:value-type="float" office:value="4784">
            <text:p>4784</text:p>
          </table:table-cell>
          <table:table-cell office:value-type="float" office:value="43.5">
            <text:p>43.5</text:p>
          </table:table-cell>
          <table:table-cell office:value-type="float" office:value="4243">
            <text:p>4243</text:p>
          </table:table-cell>
          <table:table-cell office:value-type="float" office:value="42">
            <text:p>42</text:p>
          </table:table-cell>
          <table:table-cell table:number-columns-repeated="1006"/>
        </table:table-row>
        <table:table-row table:style-name="ro2">
          <table:table-cell office:value-type="string">
            <text:p>17-22</text:p>
          </table:table-cell>
          <table:table-cell office:value-type="string">
            <text:p>all</text:p>
          </table:table-cell>
          <table:table-cell office:value-type="string">
            <text:p>-all</text:p>
          </table:table-cell>
          <table:table-cell office:value-type="string">
            <text:p>non-causal</text:p>
          </table:table-cell>
          <table:table-cell office:value-type="float" office:value="0.0050994900509949">
            <text:p>0.0050994901</text:p>
          </table:table-cell>
          <table:table-cell office:value-type="float" office:value="0.0547945205479452">
            <text:p>0.0547945205</text:p>
          </table:table-cell>
          <table:table-cell office:value-type="float" office:value="0.0565943405659434">
            <text:p>0.0565943406</text:p>
          </table:table-cell>
          <table:table-cell office:value-type="float" office:value="0.0478952104789521">
            <text:p>0.0478952105</text:p>
          </table:table-cell>
          <table:table-cell office:value-type="float" office:value="0.00528396926817867">
            <text:p>0.0052839693</text:p>
          </table:table-cell>
          <table:table-cell office:value-type="float" office:value="0.0264295377706439">
            <text:p>0.0264295378</text:p>
          </table:table-cell>
          <table:table-cell office:value-type="float" office:value="0.776163341995327">
            <text:p>0.776163342</text:p>
          </table:table-cell>
          <table:table-cell office:value-type="float" office:value="0.4674958777523">
            <text:p>0.4674958778</text:p>
          </table:table-cell>
          <table:table-cell office:value-type="float" office:value="2.18096681869528">
            <text:p>2.1809668187</text:p>
          </table:table-cell>
          <table:table-cell office:value-type="float" office:value="0.689119566285598">
            <text:p>0.6891195663</text:p>
          </table:table-cell>
          <table:table-cell office:value-type="float" office:value="2024">
            <text:p>2024</text:p>
          </table:table-cell>
          <table:table-cell office:value-type="float" office:value="31.5">
            <text:p>31.5</text:p>
          </table:table-cell>
          <table:table-cell office:value-type="float" office:value="1483">
            <text:p>1483</text:p>
          </table:table-cell>
          <table:table-cell office:value-type="float" office:value="27">
            <text:p>27</text:p>
          </table:table-cell>
          <table:table-cell table:number-columns-repeated="1006"/>
        </table:table-row>
        <table:table-row table:style-name="ro2">
          <table:table-cell office:value-type="string">
            <text:p>12-21</text:p>
          </table:table-cell>
          <table:table-cell office:value-type="string">
            <text:p>all</text:p>
          </table:table-cell>
          <table:table-cell office:value-type="string">
            <text:p>-all</text:p>
          </table:table-cell>
          <table:table-cell office:value-type="string">
            <text:p>non-causal</text:p>
          </table:table-cell>
          <table:table-cell office:value-type="float" office:value="0.514648535146485">
            <text:p>0.5146485351</text:p>
          </table:table-cell>
          <table:table-cell office:value-type="float" office:value="0.498550144985502">
            <text:p>0.498550145</text:p>
          </table:table-cell>
          <table:table-cell office:value-type="float" office:value="0.5003499650035">
            <text:p>0.500349965</text:p>
          </table:table-cell>
          <table:table-cell office:value-type="float" office:value="0.720927907209279">
            <text:p>0.7209279072</text:p>
          </table:table-cell>
          <table:table-cell office:value-type="float" office:value="0.00528396926817867">
            <text:p>0.0052839693</text:p>
          </table:table-cell>
          <table:table-cell office:value-type="float" office:value="0.0264295377706439">
            <text:p>0.0264295378</text:p>
          </table:table-cell>
          <table:table-cell office:value-type="float" office:value="0.712616203317041">
            <text:p>0.7126162033</text:p>
          </table:table-cell>
          <table:table-cell office:value-type="float" office:value="0.27697056445485">
            <text:p>0.2769705645</text:p>
          </table:table-cell>
          <table:table-cell office:value-type="float" office:value="1.33362585508142">
            <text:p>1.3336258551</text:p>
          </table:table-cell>
          <table:table-cell office:value-type="float" office:value="0.420179954378322">
            <text:p>0.4201799544</text:p>
          </table:table-cell>
          <table:table-cell office:value-type="float" office:value="2944">
            <text:p>2944</text:p>
          </table:table-cell>
          <table:table-cell office:value-type="float" office:value="36">
            <text:p>36</text:p>
          </table:table-cell>
          <table:table-cell office:value-type="float" office:value="2403">
            <text:p>2403</text:p>
          </table:table-cell>
          <table:table-cell office:value-type="float" office:value="33">
            <text:p>33</text:p>
          </table:table-cell>
          <table:table-cell table:number-columns-repeated="1006"/>
        </table:table-row>
        <table:table-row table:style-name="ro2">
          <table:table-cell office:value-type="string">
            <text:p>26-28</text:p>
          </table:table-cell>
          <table:table-cell office:value-type="string">
            <text:p>all</text:p>
          </table:table-cell>
          <table:table-cell office:value-type="string">
            <text:p>-all</text:p>
          </table:table-cell>
          <table:table-cell office:value-type="string">
            <text:p>non-causal</text:p>
          </table:table-cell>
          <table:table-cell office:value-type="float" office:value="0.634536546345365">
            <text:p>0.6345365463</text:p>
          </table:table-cell>
          <table:table-cell office:value-type="float" office:value="0.9001099890011">
            <text:p>0.900109989</text:p>
          </table:table-cell>
          <table:table-cell office:value-type="float" office:value="0.892710728927107">
            <text:p>0.8927107289</text:p>
          </table:table-cell>
          <table:table-cell office:value-type="float" office:value="0.922007799220078">
            <text:p>0.9220077992</text:p>
          </table:table-cell>
          <table:table-cell office:value-type="float" office:value="0.00528396926817867">
            <text:p>0.0052839693</text:p>
          </table:table-cell>
          <table:table-cell office:value-type="float" office:value="0.0264295377706439">
            <text:p>0.0264295378</text:p>
          </table:table-cell>
          <table:table-cell office:value-type="float" office:value="1.90417013924225">
            <text:p>1.9041701392</text:p>
          </table:table-cell>
          <table:table-cell office:value-type="float" office:value="0.480870095822098">
            <text:p>0.4808700958</text:p>
          </table:table-cell>
          <table:table-cell office:value-type="float" office:value="1.63249177918801">
            <text:p>1.6324917792</text:p>
          </table:table-cell>
          <table:table-cell office:value-type="float" office:value="0.379723360078914">
            <text:p>0.3797233601</text:p>
          </table:table-cell>
          <table:table-cell office:value-type="float" office:value="8464">
            <text:p>8464</text:p>
          </table:table-cell>
          <table:table-cell office:value-type="float" office:value="55.5">
            <text:p>55.5</text:p>
          </table:table-cell>
          <table:table-cell office:value-type="float" office:value="6451">
            <text:p>6451</text:p>
          </table:table-cell>
          <table:table-cell office:value-type="float" office:value="49.5">
            <text:p>49.5</text:p>
          </table:table-cell>
          <table:table-cell table:number-columns-repeated="1006"/>
        </table:table-row>
        <table:table-row table:style-name="ro2">
          <table:table-cell office:value-type="string">
            <text:p>27-31</text:p>
          </table:table-cell>
          <table:table-cell office:value-type="string">
            <text:p>all</text:p>
          </table:table-cell>
          <table:table-cell office:value-type="string">
            <text:p>-all</text:p>
          </table:table-cell>
          <table:table-cell office:value-type="string">
            <text:p>non-causal</text:p>
          </table:table-cell>
          <table:table-cell office:value-type="float" office:value="0.404459554044596">
            <text:p>0.404459554</text:p>
          </table:table-cell>
          <table:table-cell office:value-type="float" office:value="0.625937406259374">
            <text:p>0.6259374063</text:p>
          </table:table-cell>
          <table:table-cell office:value-type="float" office:value="0.621537846215378">
            <text:p>0.6215378462</text:p>
          </table:table-cell>
          <table:table-cell office:value-type="float" office:value="0.752124787521248">
            <text:p>0.7521247875</text:p>
          </table:table-cell>
          <table:table-cell office:value-type="float" office:value="0.00528396926817867">
            <text:p>0.0052839693</text:p>
          </table:table-cell>
          <table:table-cell office:value-type="float" office:value="0.0264295377706439">
            <text:p>0.0264295378</text:p>
          </table:table-cell>
          <table:table-cell office:value-type="float" office:value="1.71291632429386">
            <text:p>1.7129163243</text:p>
          </table:table-cell>
          <table:table-cell office:value-type="float" office:value="0.723165712233393">
            <text:p>0.7231657122</text:p>
          </table:table-cell>
          <table:table-cell office:value-type="float" office:value="2.90557309156002">
            <text:p>2.9055730916</text:p>
          </table:table-cell>
          <table:table-cell office:value-type="float" office:value="1.10582471251335">
            <text:p>1.1058247125</text:p>
          </table:table-cell>
          <table:table-cell office:value-type="float" office:value="2024">
            <text:p>2024</text:p>
          </table:table-cell>
          <table:table-cell office:value-type="float" office:value="31.5">
            <text:p>31.5</text:p>
          </table:table-cell>
          <table:table-cell office:value-type="float" office:value="1483">
            <text:p>1483</text:p>
          </table:table-cell>
          <table:table-cell office:value-type="float" office:value="27">
            <text:p>27</text:p>
          </table:table-cell>
          <table:table-cell table:number-columns-repeated="1006"/>
        </table:table-row>
        <table:table-row table:style-name="ro2">
          <table:table-cell office:value-type="string">
            <text:p>23-39</text:p>
          </table:table-cell>
          <table:table-cell office:value-type="string">
            <text:p>all</text:p>
          </table:table-cell>
          <table:table-cell office:value-type="string">
            <text:p>-all</text:p>
          </table:table-cell>
          <table:table-cell office:value-type="string">
            <text:p>non-causal</text:p>
          </table:table-cell>
          <table:table-cell office:value-type="float" office:value="0.802719728027197">
            <text:p>0.802719728</text:p>
          </table:table-cell>
          <table:table-cell office:value-type="float" office:value="0.913408659134086">
            <text:p>0.9134086591</text:p>
          </table:table-cell>
          <table:table-cell office:value-type="float" office:value="0.918408159184082">
            <text:p>0.9184081592</text:p>
          </table:table-cell>
          <table:table-cell office:value-type="float" office:value="0.932306769323067">
            <text:p>0.9323067693</text:p>
          </table:table-cell>
          <table:table-cell office:value-type="float" office:value="0.00528396926817867">
            <text:p>0.0052839693</text:p>
          </table:table-cell>
          <table:table-cell office:value-type="float" office:value="0.0264295377706439">
            <text:p>0.0264295378</text:p>
          </table:table-cell>
          <table:table-cell office:value-type="float" office:value="2.49757018393647">
            <text:p>2.4975701839</text:p>
          </table:table-cell>
          <table:table-cell office:value-type="float" office:value="0.558386316800105">
            <text:p>0.5583863168</text:p>
          </table:table-cell>
          <table:table-cell office:value-type="float" office:value="4.26811618979854">
            <text:p>4.2681161898</text:p>
          </table:table-cell>
          <table:table-cell office:value-type="float" office:value="1.49507096497626">
            <text:p>1.495070965</text:p>
          </table:table-cell>
          <table:table-cell office:value-type="float" office:value="2944">
            <text:p>2944</text:p>
          </table:table-cell>
          <table:table-cell office:value-type="float" office:value="36">
            <text:p>36</text:p>
          </table:table-cell>
          <table:table-cell office:value-type="float" office:value="2403">
            <text:p>2403</text:p>
          </table:table-cell>
          <table:table-cell office:value-type="float" office:value="33">
            <text:p>33</text:p>
          </table:table-cell>
          <table:table-cell table:number-columns-repeated="1006"/>
        </table:table-row>
        <table:table-row table:style-name="ro2">
          <table:table-cell office:value-type="string">
            <text:p>23-35</text:p>
          </table:table-cell>
          <table:table-cell office:value-type="string">
            <text:p>all</text:p>
          </table:table-cell>
          <table:table-cell office:value-type="string">
            <text:p>-all</text:p>
          </table:table-cell>
          <table:table-cell office:value-type="string">
            <text:p>non-causal</text:p>
          </table:table-cell>
          <table:table-cell office:value-type="float" office:value="0.648435156484352">
            <text:p>0.6484351565</text:p>
          </table:table-cell>
          <table:table-cell office:value-type="float" office:value="0.884411558844116">
            <text:p>0.8844115588</text:p>
          </table:table-cell>
          <table:table-cell office:value-type="float" office:value="0.887711228877112">
            <text:p>0.8877112289</text:p>
          </table:table-cell>
          <table:table-cell office:value-type="float" office:value="0.864713528647135">
            <text:p>0.8647135286</text:p>
          </table:table-cell>
          <table:table-cell office:value-type="float" office:value="0.00528396926817867">
            <text:p>0.0052839693</text:p>
          </table:table-cell>
          <table:table-cell office:value-type="float" office:value="0.0264295377706439">
            <text:p>0.0264295378</text:p>
          </table:table-cell>
          <table:table-cell office:value-type="float" office:value="2.49757018393647">
            <text:p>2.4975701839</text:p>
          </table:table-cell>
          <table:table-cell office:value-type="float" office:value="0.558386316800105">
            <text:p>0.5583863168</text:p>
          </table:table-cell>
          <table:table-cell office:value-type="float" office:value="6.66108561163556">
            <text:p>6.6610856116</text:p>
          </table:table-cell>
          <table:table-cell office:value-type="float" office:value="1.6905525834441">
            <text:p>1.6905525834</text:p>
          </table:table-cell>
          <table:table-cell office:value-type="float" office:value="2944">
            <text:p>2944</text:p>
          </table:table-cell>
          <table:table-cell office:value-type="float" office:value="36">
            <text:p>36</text:p>
          </table:table-cell>
          <table:table-cell office:value-type="float" office:value="2403">
            <text:p>2403</text:p>
          </table:table-cell>
          <table:table-cell office:value-type="float" office:value="33">
            <text:p>33</text:p>
          </table:table-cell>
          <table:table-cell table:number-columns-repeated="100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99ff66"/>
    </style:style>
    <style:style style:name="Sans_20_nom2" style:display-name="Sans nom2" style:family="table-cell" style:parent-style-name="Default">
      <style:table-cell-properties fo:background-color="#00cc00"/>
    </style:style>
    <style:style style:name="Sans_20_nom3" style:display-name="Sans nom3" style:family="table-cell" style:parent-style-name="Default">
      <style:table-cell-properties fo:background-color="#ff66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1">21/02/2021</text:date>, <text:time>21:0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1T21:05:50.49</dc:date>
    <dc:creator>Olivier Pasche</dc:creator>
    <meta:generator>OpenOffice/4.1.6$Win32 OpenOffice.org_project/416m1$Build-9790</meta:generator>
    <meta:editing-duration>PT2H56M37S</meta:editing-duration>
    <meta:editing-cycles>14</meta:editing-cycles>
    <meta:document-statistic meta:table-count="1" meta:cell-count="396" meta:object-count="0"/>
  </office:meta>
</office:document-meta>
</file>